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6118f" officeooo:paragraph-rsid="0016118f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6118f" officeooo:paragraph-rsid="0016118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6118f" officeooo:paragraph-rsid="0016118f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70237" officeooo:paragraph-rsid="001702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6118f" officeooo:paragraph-rsid="0016118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70237" officeooo:paragraph-rsid="0017023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8c4fb" officeooo:paragraph-rsid="0018c4f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a59df" officeooo:paragraph-rsid="001a59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cb38a" officeooo:paragraph-rsid="001cb38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d2d40" officeooo:paragraph-rsid="001cb38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d2d40" officeooo:paragraph-rsid="001d2d4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e1bec" officeooo:paragraph-rsid="001e1be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fb1d7" officeooo:paragraph-rsid="001e1be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fb1d7" officeooo:paragraph-rsid="001fb1d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0734a" officeooo:paragraph-rsid="0020734a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22ecb" officeooo:paragraph-rsid="00222ec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35446" officeooo:paragraph-rsid="00235446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4b252" officeooo:paragraph-rsid="0024b252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6ab34" officeooo:paragraph-rsid="0026ab34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paragraph-rsid="001a59df"/>
    </style:style>
    <style:style style:name="P21" style:family="paragraph" style:parent-style-name="Standard">
      <style:paragraph-properties fo:text-align="start" style:justify-single-word="false"/>
      <style:text-properties officeooo:rsid="001a59df" officeooo:paragraph-rsid="001a59df"/>
    </style:style>
    <style:style style:name="P22" style:family="paragraph" style:parent-style-name="Standard">
      <style:paragraph-properties fo:text-align="start" style:justify-single-word="false"/>
      <style:text-properties officeooo:rsid="001cb38a" officeooo:paragraph-rsid="001cb38a"/>
    </style:style>
    <style:style style:name="P23" style:family="paragraph" style:parent-style-name="Standard">
      <style:paragraph-properties fo:text-align="start" style:justify-single-word="false"/>
      <style:text-properties officeooo:rsid="001d2d40" officeooo:paragraph-rsid="001d2d40"/>
    </style:style>
    <style:style style:name="P24" style:family="paragraph" style:parent-style-name="Standard">
      <style:paragraph-properties fo:text-align="start" style:justify-single-word="false"/>
      <style:text-properties style:text-position="0% 100%" fo:font-size="12pt" fo:font-weight="normal" officeooo:rsid="0020734a" officeooo:paragraph-rsid="0020734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position="0% 100%" fo:font-size="12pt" fo:font-weight="normal" officeooo:rsid="0020734a" officeooo:paragraph-rsid="0020734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position="0% 100%" fo:font-size="12pt" fo:font-weight="normal" officeooo:rsid="00222ecb" officeooo:paragraph-rsid="00222ecb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position="0% 100%" fo:font-size="12pt" fo:font-weight="normal" officeooo:rsid="00235446" officeooo:paragraph-rsid="00235446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position="0% 100%" fo:font-size="12pt" fo:font-weight="normal" officeooo:rsid="00235446" officeooo:paragraph-rsid="00222ecb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position="0% 100%" fo:font-size="12pt" fo:font-weight="normal" officeooo:rsid="0024b252" officeooo:paragraph-rsid="0024b25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position="0% 100%" fo:font-size="12pt" fo:font-weight="normal" officeooo:rsid="0026ab34" officeooo:paragraph-rsid="0024b25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position="0% 100%" fo:font-size="12pt" fo:font-weight="normal" officeooo:rsid="0026ab34" officeooo:paragraph-rsid="0026ab34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8c4f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a59df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d2d40" style:font-size-asian="10.5pt" style:font-weight-asian="normal" style:font-size-complex="12pt" style:font-weight-complex="normal"/>
    </style:style>
    <style:style style:name="T7" style:family="text">
      <style:text-properties fo:font-size="12pt" fo:font-weight="bold" style:font-size-asian="10.5pt" style:font-weight-asian="bold" style:font-size-complex="12pt" style:font-weight-complex="bold"/>
    </style:style>
    <style:style style:name="T8" style:family="text">
      <style:text-properties fo:font-size="12pt" fo:font-weight="bold" officeooo:rsid="001a59df" style:font-size-asian="10.5pt" style:font-weight-asian="bold" style:font-size-complex="12pt" style:font-weight-complex="bold"/>
    </style:style>
    <style:style style:name="T9" style:family="text">
      <style:text-properties officeooo:rsid="001fb1d7"/>
    </style:style>
    <style:style style:name="T10" style:family="text">
      <style:text-properties style:text-position="super 58%"/>
    </style:style>
    <style:style style:name="T11" style:family="text">
      <style:text-properties style:text-position="0% 100%"/>
    </style:style>
    <style:style style:name="T12" style:family="text">
      <style:text-properties style:text-position="0% 100%" fo:font-weight="bold" style:font-weight-asian="bold" style:font-weight-complex="bold"/>
    </style:style>
    <style:style style:name="T13" style:family="text">
      <style:text-properties style:text-position="0% 100%" fo:font-weight="bold" officeooo:rsid="00235446" style:font-weight-asian="bold" style:font-weight-complex="bold"/>
    </style:style>
    <style:style style:name="T14" style:family="text">
      <style:text-properties style:text-position="0% 100%" fo:font-weight="bold" officeooo:rsid="00289952" style:font-weight-asian="bold" style:font-weight-complex="bold"/>
    </style:style>
    <style:style style:name="T15" style:family="text">
      <style:text-properties style:text-position="0% 100%" officeooo:rsid="00235446"/>
    </style:style>
    <style:style style:name="T16" style:family="text">
      <style:text-properties style:text-position="0% 100%" officeooo:rsid="0026ab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ell Scripting Notes.</text:p>
      <text:p text:style-name="P2"/>
      <text:p text:style-name="P3"/>
      <text:p text:style-name="P3">1. touch [file_name.(extension)] -&gt; <text:span text:style-name="T1">To create a new file with extension.</text:span></text:p>
      <text:p text:style-name="P5"/>
      <text:p text:style-name="P3">2. cat &gt; [file_name] -&gt; <text:span text:style-name="T1">To create a new text file and you also type to terminal.</text:span></text:p>
      <text:p text:style-name="P3">3. ctrl+D -&gt; <text:span text:style-name="T1">To save the file we are typing into terminal. (end of the document).</text:span></text:p>
      <text:p text:style-name="P5"/>
      <text:p text:style-name="P7"><text:span text:style-name="T3">4. cat [file_name] or cat &lt; [file_name] -&gt;</text:span> To read and display data on terminal.</text:p>
      <text:p text:style-name="P5"/>
      <text:p text:style-name="P3"><text:span text:style-name="T2">5</text:span>. mkdir [dirname] -&gt; <text:span text:style-name="T1">To make new directory.</text:span></text:p>
      <text:p text:style-name="P3"/>
      <text:p text:style-name="P3"><text:span text:style-name="T2">6</text:span>. mkdir [location] [dirname] -&gt; <text:span text:style-name="T1">To make new directory at specific location.</text:span></text:p>
      <text:p text:style-name="P5"/>
      <text:p text:style-name="P4"><text:span text:style-name="T2">7</text:span>. mv [old_file/dir_name] [new_file/dir_name] -&gt;<text:span text:style-name="T1"> To rename the file/directory name.</text:span></text:p>
      <text:p text:style-name="P6"/>
      <text:p text:style-name="P4"><text:span text:style-name="T2">8</text:span>. rm [file_name] -&gt;<text:span text:style-name="T1"> To delete the file.</text:span></text:p>
      <text:p text:style-name="P6"/>
      <text:p text:style-name="P4"><text:span text:style-name="T2">9</text:span>. rmdir [dir_name] <text:s/>|</text:p>
      <text:p text:style-name="P4"><text:span text:style-name="T1"><text:s text:c="36"/></text:span>|-&gt;<text:span text:style-name="T1"> To delete the directory.</text:span></text:p>
      <text:p text:style-name="P4"><text:span text:style-name="T1"><text:s text:c="4"/></text:span>rm -r [dir_name] <text:s text:c="2"/>|</text:p>
      <text:p text:style-name="P8"/>
      <text:p text:style-name="P8"><text:span text:style-name="T3">10. cp [old_file_name] [address/new_file_name] -&gt;</text:span> To copy file from one folder to another.</text:p>
      <text:p text:style-name="P8"/>
      <text:p text:style-name="P20"><text:span text:style-name="T8">11. ln [old_file_name] [new_file_name] -&gt;</text:span><text:span text:style-name="T5"> To create link between two files.</text:span></text:p>
      <text:p text:style-name="P8"/>
      <text:p text:style-name="P21"><text:span text:style-name="T7">12. ln -s [file_name] [softcopy_name] -&gt;</text:span><text:span text:style-name="T4"> To create soft copy of the file.</text:span></text:p>
      <text:p text:style-name="P8"/>
      <text:p text:style-name="P22"><text:span text:style-name="T7">13. umaks -&gt;</text:span><text:span text:style-name="T4"> To check the file permission in the current folder.</text:span></text:p>
      <text:p text:style-name="P9"><text:s text:c="22"/>Last the binary number reprasent the permission:</text:p>
      <text:p text:style-name="P22"><text:span text:style-name="T4"><text:s text:c="22"/>a) if sum is 2 </text:span><text:span text:style-name="T6">then permission of read and write.</text:span></text:p>
      <text:p text:style-name="P10"><text:s text:c="22"/>b) if sum is 4 then permission of read only.</text:p>
      <text:p text:style-name="P10"><text:s text:c="22"/>c) if sum is 1 then permission of execute.</text:p>
      <text:p text:style-name="P10"/>
      <text:p text:style-name="P23"><text:span text:style-name="T7">14. ls -&gt;</text:span><text:span text:style-name="T4"> To see the files and folders in the working directory.</text:span></text:p>
      <text:p text:style-name="P11"/>
      <text:p text:style-name="P23"><text:span text:style-name="T7">15. ls -l -&gt;</text:span><text:span text:style-name="T4"> To see the permissions of the files and folders in the working directory.</text:span></text:p>
      <text:p text:style-name="P11"/>
      <text:p text:style-name="P23"><text:span text:style-name="T7">16. ls -a -&gt;</text:span><text:span text:style-name="T4"> To see the hidden files in the working directory.</text:span></text:p>
      <text:p text:style-name="P11"/>
      <text:p text:style-name="P12"><text:span text:style-name="T3">17. chmod -&gt;</text:span> To change the file permission mod.</text:p>
      <text:p text:style-name="P12"/>
      <text:p text:style-name="P12"><text:span text:style-name="T3">18. uname -&gt;</text:span> To see the name of the system.</text:p>
      <text:p text:style-name="P12"/>
      <text:p text:style-name="P12"><text:span text:style-name="T3">19. uname -a -&gt;</text:span> To see the all the features in the system.</text:p>
      <text:p text:style-name="P12"/>
      <text:p text:style-name="P12"><text:span text:style-name="T3">20. file * -&gt;</text:span> To see all the files/folders and its type.</text:p>
      <text:p text:style-name="P12"/>
      <text:p text:style-name="P12"><text:span text:style-name="T3">21. wc [file_name] -&gt;</text:span> To see the number of lines,<text:span text:style-name="T9">words and characters in the file.</text:span></text:p>
      <text:p text:style-name="P13"><text:tab/><text:tab/><text:tab/> 1<text:span text:style-name="T10">st </text:span><text:span text:style-name="T11">column represent no. of lines.</text:span></text:p>
      <text:p text:style-name="P14"><text:span text:style-name="T11"><text:s text:c="36"/>2</text:span><text:span text:style-name="T10">nd </text:span><text:span text:style-name="T11">column represent no. of words.</text:span></text:p>
      <text:p text:style-name="P14"><text:span text:style-name="T11"><text:tab/><text:tab/> <text:s text:c="11"/>3</text:span><text:span text:style-name="T10">rd </text:span><text:span text:style-name="T11">column represent no. of characters.</text:span></text:p>
      <text:p text:style-name="P15"><text:soft-page-break/><text:span text:style-name="T12">22. wc -l [file_name] -&gt;</text:span><text:span text:style-name="T11"> To see the number of lines in the file.</text:span></text:p>
      <text:p text:style-name="P24"/>
      <text:p text:style-name="P15"><text:span text:style-name="T12">23. wc -w [file_name] -&gt;</text:span><text:span text:style-name="T11"> To see the number of words in the file.</text:span></text:p>
      <text:p text:style-name="P24"/>
      <text:p text:style-name="P15"><text:span text:style-name="T12">24. wc -c [file_name] -&gt;</text:span><text:span text:style-name="T11"> To see the number of characters in the file.</text:span></text:p>
      <text:p text:style-name="P24"/>
      <text:p text:style-name="P15"><text:span text:style-name="T12">25. sort [file_name] -&gt;</text:span><text:span text:style-name="T11"> To sort the words in the file in the alphabetical order/ascending or <text:tab/><text:tab/><text:tab/><text:tab/>descending order.</text:span></text:p>
      <text:p text:style-name="P24"/>
      <text:p text:style-name="P15"><text:span text:style-name="T12">26. sort -&gt;</text:span><text:span text:style-name="T11"> To write into the terminal and sort it after ctrl+d command.</text:span></text:p>
      <text:p text:style-name="P24"/>
      <text:p text:style-name="P16"><text:span text:style-name="T12">27. cut -d”[delimiter]” -f [filed_no.,filed_no.,_____] [file_name] -&gt;</text:span><text:span text:style-name="T11"> To cut the filed from the file <text:tab/><text:tab/><text:tab/><text:tab/><text:tab/><text:tab/><text:tab/><text:tab/><text:tab/>or table</text:span></text:p>
      <text:p text:style-name="P26"/>
      <text:p text:style-name="P16"><text:span text:style-name="T12">28. </text:span><text:span text:style-name="T13">dd {Syntax: dd if=[file_name] of=[new_file_name] conv=[anything_to convert]}-&gt;</text:span><text:span text:style-name="T15"> <text:tab/> <text:s text:c="2"/>To convert and copy file.</text:span></text:p>
      <text:p text:style-name="P27">Where <text:s/>if =&gt; intput file.</text:p>
      <text:p text:style-name="P27"><text:tab/>of =&gt; output file.</text:p>
      <text:p text:style-name="P28"/>
      <text:p text:style-name="P17"><text:span text:style-name="T12">29. dd if=[file_name] of=[new_file_name] conv=[ucase/lcase] -&gt;</text:span><text:span text:style-name="T11"> To convert text present in the file to upper case and lower case to copy into new file.</text:span></text:p>
      <text:p text:style-name="P27"/>
      <text:p text:style-name="P18"><text:span text:style-name="T12">30. man [command] -&gt;</text:span><text:span text:style-name="T11"> To get the manual of that command and to see the complete command. It is just like a help command. Press ‘q’ to return to the treminal.</text:span></text:p>
      <text:p text:style-name="P29"/>
      <text:p text:style-name="P18"><text:span text:style-name="T12">3</text:span><text:span text:style-name="T14">1</text:span><text:span text:style-name="T12">. compress -v [file_name] -&gt;</text:span><text:span text:style-name="T11"> To compress and reduce the size the file. You will get a zip file. To display file on the terminal use </text:span><text:span text:style-name="T16">{zcat [file_name].z} (only for zip files).</text:span></text:p>
      <text:p text:style-name="P30"/>
      <text:p text:style-name="P19"><text:span text:style-name="T12">3</text:span><text:span text:style-name="T14">2</text:span><text:span text:style-name="T12">. uncompress [file_name] -&gt;</text:span><text:span text:style-name="T11"> To uncompress the file and to get the orignal file.</text:span></text:p>
      <text:p text:style-name="P31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7T21:29:28.786255399</meta:creation-date>
    <dc:date>2022-07-12T13:58:08.678318628</dc:date>
    <meta:editing-duration>PT49M20S</meta:editing-duration>
    <meta:editing-cycles>8</meta:editing-cycles>
    <meta:generator>LibreOffice/7.3.2.2$Linux_X86_64 LibreOffice_project/30$Build-2</meta:generator>
    <meta:document-statistic meta:table-count="0" meta:image-count="0" meta:object-count="0" meta:page-count="2" meta:paragraph-count="44" meta:word-count="532" meta:character-count="3140" meta:non-whitespace-character-count="2448"/>
  </office:meta>
</office:document-meta>
</file>